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-group>
          <table:table-row table:style-name="ro1">
            <table:table-cell office:value-type="string" calcext:value-type="string">
              <text:p>name</text:p>
            </table:table-cell>
            <table:table-cell office:value-type="string" calcext:value-type="string">
              <text:p>std</text:p>
            </table:table-cell>
            <table:table-cell office:value-type="string" calcext:value-type="string">
              <text:p>roll no</text:p>
            </table:table-cell>
            <table:table-cell office:value-type="string" calcext:value-type="string">
              <text:p>Marks 1</text:p>
            </table:table-cell>
            <table:table-cell office:value-type="string" calcext:value-type="string">
              <text:p>Marks 2</text:p>
            </table:table-cell>
            <table:table-cell office:value-type="string" calcext:value-type="string">
              <text:p>Total Marks</text:p>
            </table:table-cell>
            <table:table-cell office:value-type="string" calcext:value-type="string">
              <text:p>out off</text:p>
            </table:table-cell>
          </table:table-row>
        </table:table-row-group>
        <table:table-row table:style-name="ro1">
          <table:table-cell office:value-type="string" calcext:value-type="string">
            <text:p>jiray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table:formula="of:=SUM([.D2:.E2])" office:value-type="float" office:value="172" calcext:value-type="float">
            <text:p>1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suk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formula="of:=SUM([.D3:.E3])"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aruto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table:formula="of:=SUM([.D4:.E4])" office:value-type="float" office:value="153" calcext:value-type="float">
            <text:p>1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obit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formula="of:=SUM([.D5:.E5])"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tachi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formula="of:=SUM([.D6:.E6])"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dar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formula="of:=SUM([.D7:.E7])"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inat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table:formula="of:=SUM([.D8:.E8])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aar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table:formula="of:=SUM([.D9:.E9])"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akashi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99.5" calcext:value-type="float">
            <text:p>99.5</text:p>
          </table:table-cell>
          <table:table-cell table:formula="of:=SUM([.D10:.E10])" office:value-type="float" office:value="198.5" calcext:value-type="float">
            <text:p>198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ain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SUM([.D11:.E11])"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1T14:33:58.239000000</meta:creation-date>
    <dc:date>2022-08-01T14:47:49.123000000</dc:date>
    <meta:editing-duration>PT2M29S</meta:editing-duration>
    <meta:editing-cycles>1</meta:editing-cycles>
    <meta:document-statistic meta:table-count="1" meta:cell-count="77" meta:object-count="0"/>
    <meta:generator>LibreOffice/7.3.5.2$Windows_X86_64 LibreOffice_project/184fe81b8c8c30d8b5082578aee2fed2ea847c01</meta:generator>
  </office:meta>
</office:document-meta>
</file>